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33.04mm"/>
    </style:style>
    <style:style style:name="co3" style:family="table-column">
      <style:table-column-properties fo:break-before="auto" style:column-width="62.18mm"/>
    </style:style>
    <style:style style:name="co4" style:family="table-column">
      <style:table-column-properties fo:break-before="auto" style:column-width="109.84mm"/>
    </style:style>
    <style:style style:name="co5" style:family="table-column">
      <style:table-column-properties fo:break-before="auto" style:column-width="363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40.66mm"/>
    </style:style>
    <style:style style:name="co9" style:family="table-column">
      <style:table-column-properties fo:break-before="auto" style:column-width="35.49mm"/>
    </style:style>
    <style:style style:name="co10" style:family="table-column">
      <style:table-column-properties fo:break-before="page" style:column-width="22.58mm"/>
    </style:style>
    <style:style style:name="co11" style:family="table-column">
      <style:table-column-properties fo:break-before="auto" style:column-width="83.68mm"/>
    </style:style>
    <style:style style:name="co12" style:family="table-column">
      <style:table-column-properties fo:break-before="auto" style:column-width="186.3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0.74pt solid #00599d" fo:background-color="#00599d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no-wrap" fo:border-left="0.74pt solid #00599d" fo:padding="0.35m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fo:padding="0.35mm" fo:border-right="0.74pt solid #00599d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599d" fo:background-color="#adc5e7" style:diagonal-bl-tr="none" style:diagonal-tl-br="none" style:text-align-source="value-type" style:repeat-content="false" fo:wrap-option="no-wrap" fo:border-left="none" fo:padding="0.35mm" fo:border-right="0.74pt solid #00599d" style:rotation-angle="0" style:rotation-align="none" fo:border-top="0.74pt solid #00599d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icherheit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9"/>
        <table:table-row table:style-name="ro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Game Mode</text:p>
          </table:table-cell>
          <table:table-cell table:style-name="ce11" office:value-type="string" calcext:value-type="string">
            <text:p>Kategorie</text:p>
          </table:table-cell>
          <table:table-cell table:style-name="ce11" office:value-type="string" calcext:value-type="string">
            <text:p>Punkt</text:p>
          </table:table-cell>
          <table:table-cell table:style-name="ce11" office:value-type="string" calcext:value-type="string">
            <text:p>Quelle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asswortmanager</text:p>
          </table:table-cell>
          <table:table-cell table:style-name="ce8" office:value-type="string" calcext:value-type="string">
            <text:p><text:a xlink:href="https://keepass.info/download.html" xlink:type="simple">https://keepass.info/download.html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Block third party cookies</text:p>
          </table:table-cell>
          <table:table-cell office:value-type="string" calcext:value-type="string">
            <text:p><text:a xlink:href="https://support.mozilla.org/en-US/kb/disable-third-party-cookies" xlink:type="simple">https://support.mozilla.org/en-US/kb/disable-third-party-cookies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Ad Blocker</text:p>
          </table:table-cell>
          <table:table-cell table:style-name="ce8" office:value-type="string" calcext:value-type="string">
            <text:p><text:a xlink:href="https://addons.mozilla.org/de/firefox/addon/adblock-plus/" xlink:type="simple">https://addons.mozilla.org/de/firefox/addon/adblock-plus/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eldung bei Mail-Datenleak</text:p>
          </table:table-cell>
          <table:table-cell office:value-type="string" calcext:value-type="string">
            <text:p><text:a xlink:href="https://haveibeenpwned.com/NotifyMe" xlink:type="simple">https://haveibeenpwned.com/NotifyMe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Backup</text:p>
          </table:table-cell>
          <table:table-cell table:style-name="ce22" office:value-type="string" calcext:value-type="string">
            <text:p><text:a xlink:href="https://restic.net/" xlink:type="simple">https://restic.net/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2 factor authentication</text:p>
          </table:table-cell>
          <table:table-cell office:value-type="string" calcext:value-type="string">
            <text:p><text:a xlink:href="https://twofactorauth.org/" xlink:type="simple">https://twofactorauth.org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Windows</text:p>
          </table:table-cell>
          <table:table-cell table:style-name="ce5" office:value-type="string" calcext:value-type="string">
            <text:p>Bloatware-Installation verhindern</text:p>
          </table:table-cell>
          <table:table-cell table:style-name="ce8" office:value-type="string" calcext:value-type="string">
            <text:p><text:a xlink:href="https://gist.github.com/wdormann/49f1807431b0d5b5cd151337e6478f20#file-disable_win10_foistware-reg" xlink:type="simple">https://gist.github.com/wdormann/49f1807431b0d5b5cd151337e6478f20#file-disable_win10_foistware-reg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Telemetrie ausschalten via Powershell</text:p>
          </table:table-cell>
          <table:table-cell office:value-type="string" calcext:value-type="string">
            <text:p><text:a xlink:href="https://www.bsi.bund.de/DE/Themen/Cyber-Sicherheit/Empfehlungen/SiSyPHuS_Win10/AP4/SiSyPHuS_AP4_node.html" xlink:type="simple">https://www.bsi.bund.de/DE/Themen/Cyber-Sicherheit/Empfehlungen/SiSyPHuS_Win10/AP4/SiSyPHuS_AP4_node.html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Windows</text:p>
          </table:table-cell>
          <table:table-cell table:style-name="ce5" office:value-type="string" calcext:value-type="string">
            <text:p>Bitlocker auf CPU erzwingen und aktivieren</text:p>
          </table:table-cell>
          <table:table-cell table:style-name="ce8" office:value-type="string" calcext:value-type="string">
            <text:p><text:a xlink:href="https://docs.microsoft.com/en-us/previous-versions/windows/it-pro/windows-server-2012-R2-and-2012/jj679890(v=ws.11)#configure-use-of-hardware-based-encryption-for-fixed-data-drives" xlink:type="simple">https://docs.microsoft.com/en-us/previous-versions/windows/it-pro/windows-server-2012-R2-and-2012/jj679890(v=ws.11)#configure-use-of-hardware-based-encryption-for-fixed-data-drives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Bitlocker pre boot auth („Start-PIN“)</text:p>
          </table:table-cell>
          <table:table-cell office:value-type="string" calcext:value-type="string">
            <text:p><text:a xlink:href="https://www.howtogeek.com/262720/how-to-enable-a-pre-boot-bitlocker-pin-on-windows/" xlink:type="simple">https://www.howtogeek.com/262720/how-to-enable-a-pre-boot-bitlocker-pin-on-windows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Windows</text:p>
          </table:table-cell>
          <table:table-cell table:style-name="ce5" office:value-type="string" calcext:value-type="string">
            <text:p>Bitlocker verifizieren, dass kein key in der cloud</text:p>
          </table:table-cell>
          <table:table-cell table:style-name="ce8" office:value-type="string" calcext:value-type="string">
            <text:p><text:a xlink:href="https://www.heise.de/newsticker/meldung/Windows-10-Microsoft-kriegt-Bitlocker-Nachschluessel-frei-Cloud-3056977.html" xlink:type="simple">https://www.heise.de/newsticker/meldung/Windows-10-Microsoft-kriegt-Bitlocker-Nachschluessel-frei-Cloud-3056977.html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OS Updates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Virenscanner (Defender / ClamAV)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TTPSEverywhere</text:p>
          </table:table-cell>
          <table:table-cell office:value-type="string" calcext:value-type="string">
            <text:p><text:a xlink:href="https://www.eff.org/Https-Everywhere" xlink:type="simple">https://www.eff.org/Https-Everywhere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Firewall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DNS Server (ISP, 1.1.1.1, 9.9.9.9)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at rest encryption (Veracrypt, Bitlocker, etc.)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PIN / Password protection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disable unused apps</text:p>
          </table:table-cell>
          <table:table-cell/>
        </table:table-row>
        <table:table-row table:style-name="ro1">
          <table:table-cell table:style-name="Default"/>
          <table:table-cell table:style-name="ce17" office:value-type="string" calcext:value-type="string">
            <text:p>Everybody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limit notifications to necessary apps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bile Device SIM PIN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lockdown accounts: answers to security questions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lockdown accounts: strong passphrases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Android</text:p>
          </table:table-cell>
          <table:table-cell table:style-name="ce5" office:value-type="string" calcext:value-type="string">
            <text:p>Signal with 2nd phone number</text:p>
          </table:table-cell>
          <table:table-cell table:style-name="ce8" office:value-type="string" calcext:value-type="string">
            <text:p><text:a xlink:href="https://theintercept.com/2017/09/28/signal-tutorial-second-phone-number/" xlink:type="simple">https://theintercept.com/2017/09/28/signal-tutorial-second-phone-number/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Tor Browser</text:p>
          </table:table-cell>
          <table:table-cell office:value-type="string" calcext:value-type="string">
            <text:p><text:a xlink:href="https://www.torproject.org/download/" xlink:type="simple">https://www.torproject.org/download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anaries</text:p>
          </table:table-cell>
          <table:table-cell table:style-name="ce8" office:value-type="string" calcext:value-type="string">
            <text:p><text:a xlink:href="https://canarytokens.org/generate" xlink:type="simple">https://canarytokens.org/generate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pihole</text:p>
          </table:table-cell>
          <table:table-cell office:value-type="string" calcext:value-type="string">
            <text:p><text:a xlink:href="https://github.com/pi-hole/pi-hole/#one-step-automated-install" xlink:type="simple">https://github.com/pi-hole/pi-hole/#one-step-automated-install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SINT recon yourself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Monitoring (Sysmon, etc.)</text:p>
          </table:table-cell>
          <table:table-cell office:value-type="string" calcext:value-type="string">
            <text:p><text:a xlink:href="https://github.com/SwiftOnSecurity/sysmon-config" xlink:type="simple">https://github.com/SwiftOnSecurity/sysmon-config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Verify Tracking</text:p>
          </table:table-cell>
          <table:table-cell table:style-name="ce22" office:value-type="string" calcext:value-type="string">
            <text:p><text:a xlink:href="https://panopticlick.eff.org/" xlink:type="simple">https://panopticlick.eff.org/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rivacy-First Search Engine</text:p>
          </table:table-cell>
          <table:table-cell office:value-type="string" calcext:value-type="string">
            <text:p><text:a xlink:href="https://duckduckgo.com/" xlink:type="simple">https://duckduckgo.com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rivacy-First Mail Provider</text:p>
          </table:table-cell>
          <table:table-cell table:style-name="ce8" office:value-type="string" calcext:value-type="string">
            <text:p><text:a xlink:href="https://posteo.de/de" xlink:type="simple">https://posteo.de/de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Familenkonfiguration</text:p>
          </table:table-cell>
          <table:table-cell office:value-type="string" calcext:value-type="string">
            <text:p><text:a xlink:href="https://families.google.com/intl/de/familylink/" xlink:type="simple">https://families.google.com/intl/de/familylink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DNS-Server pihole</text:p>
          </table:table-cell>
          <table:table-cell table:style-name="ce8" office:value-type="string" calcext:value-type="string">
            <text:p><text:a xlink:href="https://github.com/pi-hole/pi-hole/#one-step-automated-install" xlink:type="simple">https://github.com/pi-hole/pi-hole/#one-step-automated-install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NS Verschlüsselung (DNSSEC / DoT / DoH)</text:p>
          </table:table-cell>
          <table:table-cell/>
        </table:table-row>
        <table:table-row table:style-name="ro1">
          <table:table-cell table:style-name="Default"/>
          <table:table-cell table:style-name="ce17" office:value-type="string" calcext:value-type="string">
            <text:p>Harder</text:p>
          </table:table-cell>
          <table:table-cell table:style-name="ce17" office:value-type="string" calcext:value-type="string">
            <text:p>Android</text:p>
          </table:table-cell>
          <table:table-cell table:style-name="ce17" office:value-type="string" calcext:value-type="string">
            <text:p>limit mobile data usage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mobile carrier PIN gegen sim swapping</text:p>
          </table:table-cell>
          <table:table-cell office:value-type="string" calcext:value-type="string">
            <text:p><text:a xlink:href="https://www.wired.com/story/sim-swap-attack-defend-phone/" xlink:type="simple">https://www.wired.com/story/sim-swap-attack-defend-phone/</text:a></text:p>
          </table:table-cell>
        </table:table-row>
        <table:table-row table:style-name="ro1">
          <table:table-cell table:style-name="Default"/>
          <table:table-cell table:style-name="ce17" office:value-type="string" calcext:value-type="string">
            <text:p>Harder</text:p>
          </table:table-cell>
          <table:table-cell table:style-name="ce17" office:value-type="string" calcext:value-type="string">
            <text:p>Client</text:p>
          </table:table-cell>
          <table:table-cell table:style-name="ce17" office:value-type="string" calcext:value-type="string">
            <text:p>review/limit app permissions</text:p>
          </table:table-cell>
          <table:table-cell table:style-name="ce17"/>
        </table:table-row>
        <table:table-row table:style-name="ro1">
          <table:table-cell table:style-name="Default"/>
          <table:table-cell table:style-name="ce17" office:value-type="string" calcext:value-type="string">
            <text:p>Harder</text:p>
          </table:table-cell>
          <table:table-cell table:style-name="ce17" office:value-type="string" calcext:value-type="string">
            <text:p>Windows</text:p>
          </table:table-cell>
          <table:table-cell table:style-name="ce17" office:value-type="string" calcext:value-type="string">
            <text:p>disable unused ip protocols</text:p>
          </table:table-cell>
          <table:table-cell table:style-name="ce17" office:value-type="string" calcext:value-type="string">
            <text:p><text:a xlink:href="https://support.microsoft.com/de-de/help/929852/guidance-for-configuring-ipv6-in-windows-for-advanced-users" xlink:type="simple">https://support.microsoft.com/de-de/help/929852/guidance-for-configuring-ipv6-in-windows-for-advanced-users</text:a></text:p>
          </table:table-cell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BIOS access with password only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Check zur external footprint with shodan</text:p>
          </table:table-cell>
          <table:table-cell table:style-name="ce8" office:value-type="string" calcext:value-type="string">
            <text:p><text:a xlink:href="https://linuxsecurityblog.com/2019/09/09/find-vulnerable-devices-on-the-internet-with-shodan/" xlink:type="simple">https://linuxsecurityblog.com/2019/09/09/find-vulnerable-devices-on-the-internet-with-shodan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Serious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Qubes OS (whonix/TOR)</text:p>
          </table:table-cell>
          <table:table-cell table:style-name="ce8" office:value-type="string" calcext:value-type="string">
            <text:p><text:a xlink:href="https://www.qubes-os.org/downloads/" xlink:type="simple">https://www.qubes-os.org/downloads/</text:a></text:p>
          </table:table-cell>
        </table:table-row>
        <table:table-row table:style-name="ro1"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Haven</text:p>
          </table:table-cell>
          <table:table-cell office:value-type="string" calcext:value-type="string">
            <text:p><text:a xlink:href="https://guardianproject.github.io/haven/" xlink:type="simple">https://guardianproject.github.io/haven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Serious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Tails OS</text:p>
          </table:table-cell>
          <table:table-cell table:style-name="ce8" office:value-type="string" calcext:value-type="string">
            <text:p><text:a xlink:href="https://tails.boum.org/" xlink:type="simple">https://tails.boum.org/</text:a></text:p>
          </table:table-cell>
        </table:table-row>
        <table:table-row table:style-name="ro1"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Monitoring external</text:p>
          </table:table-cell>
          <table:table-cell office:value-type="string" calcext:value-type="string">
            <text:p><text:a xlink:href="https://monitor.shodan.io/" xlink:type="simple">https://monitor.shodan.io/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Serious</text:p>
          </table:table-cell>
          <table:table-cell table:style-name="ce5" office:value-type="string" calcext:value-type="string">
            <text:p>Android</text:p>
          </table:table-cell>
          <table:table-cell table:style-name="ce5" office:value-type="string" calcext:value-type="string">
            <text:p>always on vpn</text:p>
          </table:table-cell>
          <table:table-cell table:style-name="ce8" office:value-type="string" calcext:value-type="string">
            <text:p><text:a xlink:href="https://www.heise.de/ct/hotline/VPN-als-Standard-unter-Android-2251877.html" xlink:type="simple">https://www.heise.de/ct/hotline/VPN-als-Standard-unter-Android-2251877.html</text:a></text:p>
          </table:table-cell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trong wpa2/3 authentication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guest access wlan (limited internet acess)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condary internet access (mobile carrier)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disable upnp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disable costly calls with your provider (0900, NOFORN)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Serious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block/redirect unknown caller ids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Hard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isable unused ip protocols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Everybody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disable WPS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Everybody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DECT encryption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Serious</text:p>
          </table:table-cell>
          <table:table-cell table:style-name="ce5" office:value-type="string" calcext:value-type="string">
            <text:p>Network</text:p>
          </table:table-cell>
          <table:table-cell table:style-name="ce5" office:value-type="string" calcext:value-type="string">
            <text:p>disable wireless access (WLAN, Bluetooh, DECT)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Rotate / randomize MAC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Harder</text:p>
          </table:table-cell>
          <table:table-cell table:style-name="ce5" office:value-type="string" calcext:value-type="string">
            <text:p>Client</text:p>
          </table:table-cell>
          <table:table-cell table:style-name="ce5" office:value-type="string" calcext:value-type="string">
            <text:p>regular offline backup calendar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Seriou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vpn ipsec</text:p>
          </table:table-cell>
          <table:table-cell/>
        </table:table-row>
        <table:table-row table:style-name="ro1">
          <table:table-cell table:style-name="ce4"/>
          <table:table-cell table:style-name="ce7" table:number-columns-repeated="3"/>
          <table:table-cell table:style-name="ce10"/>
        </table:table-row>
      </table:table>
      <table:table table:name="Windows 10" table:style-name="ta1">
        <table:table-column table:style-name="co7" table:default-cell-style-name="ce2"/>
        <table:table-column table:style-name="co8" table:default-cell-style-name="ce5"/>
        <table:table-column table:style-name="co9" table:default-cell-style-name="ce8"/>
        <table:table-column table:style-name="co10" table:default-cell-style-name="Default"/>
        <table:table-row table:style-name="ro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App</text:p>
          </table:table-cell>
          <table:table-cell table:style-name="ce11" office:value-type="string" calcext:value-type="string">
            <text:p>Que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sissoftware</text:p>
          </table:table-cell>
          <table:table-cell office:value-type="string" calcext:value-type="string">
            <text:p><text:a xlink:href="https://ninite.com/" xlink:type="simple">https://ninite.com</text:a></text:p>
          </table:table-cell>
          <table:table-cell/>
        </table:table-row>
        <table:table-row table:style-name="ro1">
          <table:table-cell table:style-name="ce3"/>
          <table:table-cell table:style-name="ce6" office:value-type="string" calcext:value-type="string">
            <text:p>Audacity + DLL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MP3Tag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MusicBrainz Picard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Attribute Changer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Hitfilm Express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Miktex + Texmaker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 office:value-type="string" calcext:value-type="string">
            <text:p>Mendeley</text:p>
          </table:table-cell>
          <table:table-cell table:style-name="ce9"/>
          <table:table-cell/>
        </table:table-row>
        <table:table-row table:style-name="ro1">
          <table:table-cell/>
          <table:table-cell office:value-type="string" calcext:value-type="string">
            <text:p>Freemind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6"/>
          <table:table-cell table:style-name="ce9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9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9"/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3"/>
          <table:table-cell table:style-name="ce6"/>
          <table:table-cell table:style-name="ce9"/>
          <table:table-cell/>
        </table:table-row>
        <table:table-row table:style-name="ro1">
          <table:table-cell table:style-name="ce4"/>
          <table:table-cell table:style-name="ce7"/>
          <table:table-cell table:style-name="ce10"/>
          <table:table-cell/>
        </table:table-row>
      </table:table>
      <table:table table:name="Android" table:style-name="ta1">
        <table:table-column table:style-name="co7" table:default-cell-style-name="ce3"/>
        <table:table-column table:style-name="co11" table:default-cell-style-name="ce6"/>
        <table:table-column table:style-name="co12" table:default-cell-style-name="ce9"/>
        <table:table-row table:style-name="ro1"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App</text:p>
          </table:table-cell>
          <table:table-cell table:style-name="ce11" office:value-type="string" calcext:value-type="string">
            <text:p>Quelle</text:p>
          </table:table-cell>
        </table:table-row>
        <table:table-row table:style-name="ro1">
          <table:table-cell/>
          <table:table-cell office:value-type="string" calcext:value-type="string">
            <text:p>CamScanner</text:p>
          </table:table-cell>
          <table:table-cell office:value-type="string" calcext:value-type="string">
            <text:p><text:a xlink:href="https://play.google.com/store/apps/details?id=com.intsig.camscanner" xlink:type="simple">https://play.google.com/store/apps/details?id=com.intsig.camscanner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Easy Voice Recorder</text:p>
          </table:table-cell>
          <table:table-cell table:style-name="ce8" office:value-type="string" calcext:value-type="string">
            <text:p><text:a xlink:href="https://play.google.com/store/apps/details?id=com.coffeebeanventures.easyvoicerecorder" xlink:type="simple">https://play.google.com/store/apps/details?id=com.coffeebeanventures.easyvoicerecorder</text:a></text:p>
          </table:table-cell>
        </table:table-row>
        <table:table-row table:style-name="ro1">
          <table:table-cell/>
          <table:table-cell office:value-type="string" calcext:value-type="string">
            <text:p>Google Fotoscanner</text:p>
          </table:table-cell>
          <table:table-cell office:value-type="string" calcext:value-type="string">
            <text:p><text:a xlink:href="https://play.google.com/store/apps/details?id=com.google.android.apps.photos.scanner" xlink:type="simple">https://play.google.com/store/apps/details?id=com.google.android.apps.photos.scanner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Wear Camera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1822direkt Banking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TKK App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Ada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Google Translate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Signal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Amazon Music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Audible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Google Photos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Prime Video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Google Play Music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handyCalc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Wolfram Alpha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ACR 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Ausweis App 2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Google Authenticator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Google Keep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Öffi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DB Navigator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1822TAN+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Firefox Klar</text:p>
          </table:table-cell>
          <table:table-cell table:style-name="ce8" office:value-type="string" calcext:value-type="string">
            <text:p><text:a xlink:href="https://play.google.com/store/apps/details?id=org.mozilla.klar" xlink:type="simple">https://play.google.com/store/apps/details?id=org.mozilla.klar</text:a></text:p>
          </table:table-cell>
        </table:table-row>
        <table:table-row table:style-name="ro1">
          <table:table-cell/>
          <table:table-cell office:value-type="string" calcext:value-type="string">
            <text:p>GuitarTuna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Lightning QR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NINA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Mifare Classic Tool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Notizen</text:p>
          </table:table-cell>
          <table:table-cell office:value-type="string" calcext:value-type="string">
            <text:p><text:a xlink:href="https://joplinapp.org/" xlink:type="simple">https://joplinapp.org/</text:a></text:p>
          </table:table-cell>
        </table:table-row>
        <table:table-row table:style-name="ro1">
          <table:table-cell table:style-name="ce2"/>
          <table:table-cell table:style-name="ce5"/>
          <table:table-cell table:style-name="ce8"/>
        </table:table-row>
        <table:table-row table:style-name="ro1">
          <table:table-cell/>
          <table:table-cell office:value-type="string" calcext:value-type="string">
            <text:p>Repetico</text:p>
          </table:table-cell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Tor Browser</text:p>
          </table:table-cell>
          <table:table-cell table:style-name="ce8" office:value-type="string" calcext:value-type="string">
            <text:p><text:a xlink:href="https://play.google.com/store/apps/details?id=org.torproject.torbrowser" xlink:type="simple">https://play.google.com/store/apps/details?id=org.torproject.torbrowser</text:a></text:p>
          </table:table-cell>
        </table:table-row>
        <table:table-row table:style-name="ro1">
          <table:table-cell/>
          <table:table-cell office:value-type="string" calcext:value-type="string">
            <text:p>Passwort Manager</text:p>
          </table:table-cell>
          <table:table-cell office:value-type="string" calcext:value-type="string">
            <text:p><text:a xlink:href="https://play.google.com/store/apps/details?id=keepass2android.keepass2android_nonet&amp;hl=de" xlink:type="simple">https://play.google.com/store/apps/details?id=keepass2android.keepass2android_nonet&amp;hl=de</text:a></text:p>
          </table:table-cell>
        </table:table-row>
        <table:table-row table:style-name="ro1">
          <table:table-cell table:style-name="ce2"/>
          <table:table-cell table:style-name="ce5" office:value-type="string" calcext:value-type="string">
            <text:p>Star Walk 2</text:p>
          </table:table-cell>
          <table:table-cell table:style-name="ce8"/>
        </table:table-row>
        <table:table-row table:style-name="ro1">
          <table:table-cell/>
          <table:table-cell office:value-type="string" calcext:value-type="string">
            <text:p>Packet Capture</text:p>
          </table:table-cell>
          <table:table-cell office:value-type="string" calcext:value-type="string">
            <text:p><text:a xlink:href="https://play.google.com/store/apps/details?id=app.greyshirts.sslcapture&amp;hl=de" xlink:type="simple">https://play.google.com/store/apps/details?id=app.greyshirts.sslcapture&amp;hl=de</text:a></text:p>
          </table:table-cell>
        </table:table-row>
        <table:table-row table:style-name="ro1">
          <table:table-cell table:style-name="ce4"/>
          <table:table-cell table:style-name="ce7"/>
          <table:table-cell table:style-name="ce10"/>
        </table:table-row>
      </table:table>
      <table:table table:name="Legende" table:style-name="ta1">
        <table:table-column table:style-name="co6" table:number-columns-repeated="2" table:default-cell-style-name="Default"/>
        <table:table-row table:style-name="ro2">
          <table:table-cell office:value-type="string" calcext:value-type="string">
            <text:p>Kategorien</text:p>
          </table:table-cell>
          <table:table-cell/>
        </table:table-row>
        <table:table-row table:style-name="ro2">
          <table:table-cell office:value-type="string" calcext:value-type="string">
            <text:p>Everybody</text:p>
          </table:table-cell>
          <table:table-cell office:value-type="string" calcext:value-type="string">
            <text:p>can be set once and works with acceptable friction even with non-tech end users</text:p>
          </table:table-cell>
        </table:table-row>
        <table:table-row table:style-name="ro2">
          <table:table-cell office:value-type="string" calcext:value-type="string">
            <text:p>Harder</text:p>
          </table:table-cell>
          <table:table-cell office:value-type="string" calcext:value-type="string">
            <text:p>needs regular administration and/or some function drawbacks</text:p>
          </table:table-cell>
        </table:table-row>
        <table:table-row table:style-name="ro2">
          <table:table-cell office:value-type="string" calcext:value-type="string">
            <text:p>Serious</text:p>
          </table:table-cell>
          <table:table-cell office:value-type="string" calcext:value-type="string">
            <text:p>requires significant investment in resources and/or increased opsec</text:p>
          </table:table-cell>
        </table:table-row>
      </table:table>
      <table:named-expressions/>
      <table:database-ranges>
        <table:database-range table:name="__Anonymous_Sheet_DB__0" table:target-range-address="Sicherheit.A1:Sicherheit.E46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'Windows 10'.A1:'Windows 10'.C10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Android.A1:Android.C3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6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.00.0000</text:date>, <text:time style:data-style-name="N2" text:time-value="16:17:07.4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9T21:46:36.013000000</meta:creation-date>
    <dc:date>2019-10-24T16:27:30.081000000</dc:date>
    <meta:editing-duration>PT3H29M16S</meta:editing-duration>
    <meta:editing-cycles>55</meta:editing-cycles>
    <meta:generator>LibreOffice/6.2.7.1$Windows_X86_64 LibreOffice_project/23edc44b61b830b7d749943e020e96f5a7df63bf</meta:generator>
    <dc:creator>Christoph Weißenborn</dc:creator>
    <meta:document-statistic meta:table-count="4" meta:cell-count="277" meta:object-count="0"/>
  </office:meta>
</office:document-meta>
</file>